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Задание: принимаем alert</text:h>
      <text:section text:style-name="Sect1" text:name="ember7831">
        <text:p text:style-name="Text_20_body">В этой задаче вам нужно написать программу, которая будет выполнять следующий сценарий:</text:p>
        <text:list text:style-name="L1">
          <text:list-item>
            <text:p text:style-name="P2">Открыть страницу <text:a xlink:type="simple" xlink:href="http://suninjuly.github.io/alert_accept.html" office:target-frame-name="_blank" xlink:show="new" text:style-name="Internet_20_link" text:visited-style-name="Visited_20_Internet_20_Link">http://suninjuly.github.io/alert_accept.html</text:a> </text:p>
          </text:list-item>
          <text:list-item>
            <text:p text:style-name="P2">Нажать на кнопку </text:p>
          </text:list-item>
          <text:list-item>
            <text:p text:style-name="P2">Принять confirm </text:p>
          </text:list-item>
          <text:list-item>
            <text:p text:style-name="P1">На новой странице решить капчу для роботов, чтобы получить число с ответом </text:p>
          </text:list-item>
        </text:list>
        <text:p text:style-name="Text_20_body">Если все сделано правильно и достаточно быстро (в этой задаче тоже есть ограничение по времени), вы увидите окно с числом. Отправьте полученное число в качестве ответа на это задание.</text:p>
      </text:section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08:39:49.147343664</meta:creation-date>
    <dc:date>2025-05-20T08:49:45.174573098</dc:date>
    <meta:editing-duration>PT9M56S</meta:editing-duration>
    <meta:editing-cycles>1</meta:editing-cycles>
    <meta:document-statistic meta:table-count="0" meta:image-count="0" meta:object-count="0" meta:page-count="1" meta:paragraph-count="7" meta:word-count="68" meta:character-count="472" meta:non-whitespace-character-count="411"/>
    <meta:generator>LibreOffice/24.2.7.2$Linux_X86_64 LibreOffice_project/420$Build-2</meta:generator>
  </office:meta>
</office:document-meta>
</file>